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loext:contextual-spacing="false" fo:margin-left="0cm" fo:margin-right="0cm" fo:margin-top="0cm" fo:margin-bottom="0cm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518525505665_68"/>man(IOS) <text:s text:c="20"/>Specificaion Document <text:s text:c="21"/>man(IOS)</text:p>
      <text:p text:style-name="P2"/>
      <text:p text:style-name="P2"/>
      <text:p text:style-name="P2"/>
      <text:p text:style-name="P4">NAME</text:p>
      <text:p text:style-name="P3"><text:s text:c="7"/>pwd<text:span text:style-name="T1"> – print current working directory into standard output</text:span></text:p>
      <text:p text:style-name="P2"/>
      <text:p text:style-name="P4">SYNOPSIS</text:p>
      <text:p text:style-name="P3"><text:s text:c="7"/><text:span text:style-name="T1">pwd</text:span></text:p>
      <text:p text:style-name="P2"/>
      <text:p text:style-name="P4">DESCRIPTION</text:p>
      <text:p text:style-name="P3"><text:s text:c="7"/>Prints into the console the directory name you are working in.</text:p>
      <text:p text:style-name="P2"/>
      <text:p text:style-name="P4">SEE ALSO</text:p>
      <text:p text:style-name="P3"><text:s text:c="7"/>getcwd<text:span text:style-name="T1"> (system call)</text:span></text:p>
      <text:p text:style-name="P3"><text:span text:style-name="T1"><text:s text:c="7"/>ls, list files and directories</text:span></text:p>
      <text:p text:style-name="P3"><text:span text:style-name="T1"><text:s text:c="7"/>cd, change current working directory</text:span></text:p>
      <text:p text:style-name="P2"/>
      <text:p text:style-name="P4">REPORTING BUGS</text:p>
      <text:p text:style-name="P3"><text:s text:c="7"/>there are not known bugs<text:span text:style-name="T1">.</text:span></text:p>
      <text:p text:style-name="P2"/>
      <text:p text:style-name="P4">AUTHOR</text:p>
      <text:p text:style-name="P3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13:38:50.82</meta:creation-date>
    <dc:date>2020-03-27T12:51:31.23</dc:date>
    <meta:editing-duration>PT29M46S</meta:editing-duration>
    <meta:editing-cycles>12</meta:editing-cycles>
    <meta:generator>OpenOffice/4.1.6$Win32 OpenOffice.org_project/416m1$Build-9790</meta:generator>
    <dc:creator>Alexander Bergareche Casla</dc:creator>
    <meta:document-statistic meta:table-count="0" meta:image-count="0" meta:object-count="0" meta:page-count="1" meta:paragraph-count="15" meta:word-count="55" meta:character-count="449"/>
  </office:meta>
</office:document-meta>
</file>